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7000000AD0EEC211A637D31D1.png" manifest:media-type="image/png"/>
  <manifest:file-entry manifest:full-path="Pictures/100000000000038D000000E35CB1DFDB1F958D3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urisa" svg:font-family="Purisa" style:font-pitch="variable"/>
    <style:font-face style:name="URW Bookman" svg:font-family="'URW Bookman'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URW Bookman" fo:font-size="54pt" fo:letter-spacing="normal" fo:language="es" fo:country="ES" fo:font-style="normal" fo:text-shadow="1pt 1pt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54pt" style:language-asian="zh" style:country-asian="CN" style:font-style-asian="normal" style:font-weight-asian="bold" style:font-name-complex="Lohit Devanagari1" style:font-size-complex="5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URW Bookman" fo:font-size="54pt" fo:letter-spacing="normal" fo:language="es" fo:country="ES" fo:font-style="normal" fo:text-shadow="1pt 1pt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54pt" style:language-asian="zh" style:country-asian="CN" style:font-style-asian="normal" style:font-weight-asian="bold" style:font-name-complex="Lohit Devanagari1" style:font-size-complex="5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variant="normal" fo:text-transform="none" fo:color="#ffd428" loext:opacity="100%" style:text-outline="false" style:text-line-through-style="none" style:text-line-through-type="none" style:text-position="0% 100%" style:font-name="URW Bookman" fo:font-size="54pt" fo:letter-spacing="normal" fo:language="es" fo:country="ES" fo:font-style="normal" fo:text-shadow="1pt 1pt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54pt" style:language-asian="zh" style:country-asian="CN" style:font-style-asian="normal" style:font-weight-asian="bold" style:font-name-complex="Lohit Devanagari1" style:font-size-complex="5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fo:color="#ff972f" loext:opacity="100%" style:text-outline="false" style:text-line-through-style="none" style:text-line-through-type="none" style:text-position="0% 100%" style:font-name="URW Bookman" fo:font-size="54pt" fo:letter-spacing="normal" fo:language="es" fo:country="ES" fo:font-style="normal" fo:text-shadow="1pt 1pt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54pt" style:language-asian="zh" style:country-asian="CN" style:font-style-asian="normal" style:font-weight-asian="bold" style:font-name-complex="Lohit Devanagari1" style:font-size-complex="5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draw:opacity="5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middle" fo:min-height="3.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2" draw:name="Marco de texto 1" draw:style-name="gr1" draw:text-style-name="P2" svg:width="14.103cm" svg:height="3.361cm" svg:x="1.236cm" svg:y="0.277cm"><draw:text-box><text:p text:style-name="P1"><text:span text:style-name="T1">Play</text:span><text:span text:style-name="T2">Hits</text:span><text:span text:style-name="T1">Game</text:span></text:p></draw:text-box></draw:frame><draw:frame draw:style-name="fr2" draw:name="Imagen2" text:anchor-type="char" svg:x="0cm" svg:y="0cm" svg:width="17cm" svg:height="3.874cm" draw:z-index="0"><draw:image xlink:href="Pictures/100000000000038D000000E35CB1DFDB1F958D33.png" xlink:type="simple" xlink:show="embed" xlink:actuate="onLoad" draw:mime-type="image/png"/></draw:frame><draw:frame draw:style-name="fr1" draw:name="Imagen1" text:anchor-type="char" svg:width="17cm" svg:height="3.874cm" draw:z-index="1"><draw:image xlink:href="Pictures/10000001000002F7000000AD0EEC211A637D31D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urisa" svg:font-family="Purisa" style:font-pitch="variable"/>
    <style:font-face style:name="URW Bookman" svg:font-family="'URW Bookman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3T11:47:45.654128221</meta:creation-date>
    <dc:date>2024-10-08T12:01:43.729263472</dc:date>
    <meta:editing-duration>PT14M7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